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nTrainingData</text:p>
          </table:table-cell>
          <table:table-cell office:value-type="string" calcext:value-type="string">
            <text:p>1 thread exec time [s]</text:p>
          </table:table-cell>
          <table:table-cell table:style-name="ce1" office:value-type="string" calcext:value-type="string">
            <text:p>4 threads exec time [s]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7509" calcext:value-type="float">
            <text:p>0.750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1247" calcext:value-type="float">
            <text:p>3.1247</text:p>
          </table:table-cell>
          <table:table-cell office:value-type="float" office:value="1.752" calcext:value-type="float">
            <text:p>1.75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4459" calcext:value-type="float">
            <text:p>14.4459</text:p>
          </table:table-cell>
          <table:table-cell office:value-type="float" office:value="5.8592" calcext:value-type="float">
            <text:p>5.8592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.3679" calcext:value-type="float">
            <text:p>28.3679</text:p>
          </table:table-cell>
          <table:table-cell office:value-type="float" office:value="10.6757" calcext:value-type="float">
            <text:p>10.6757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2.4999" calcext:value-type="float">
            <text:p>42.4999</text:p>
          </table:table-cell>
          <table:table-cell office:value-type="float" office:value="17.0929" calcext:value-type="float">
            <text:p>17.092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.5327" calcext:value-type="float">
            <text:p>58.5327</text:p>
          </table:table-cell>
          <table:table-cell office:value-type="float" office:value="21.8951" calcext:value-type="float">
            <text:p>21.8951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4.4683" calcext:value-type="float">
            <text:p>84.4683</text:p>
          </table:table-cell>
          <table:table-cell office:value-type="float" office:value="35.2517" calcext:value-type="float">
            <text:p>35.2517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2.4648" calcext:value-type="float">
            <text:p>112.4648</text:p>
          </table:table-cell>
          <table:table-cell office:value-type="float" office:value="45.5516" calcext:value-type="float">
            <text:p>45.5516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TrainingData</text:p>
          </table:table-cell>
          <table:table-cell office:value-type="string" calcext:value-type="string">
            <text:p>t_seq [s]</text:p>
          </table:table-cell>
          <table:table-cell office:value-type="string" calcext:value-type="string">
            <text:p>t_par [s]</text:p>
          </table:table-cell>
          <table:table-cell office:value-type="string" calcext:value-type="string">
            <text:p>t_exe [s]</text:p>
          </table:table-cell>
          <table:table-cell office:value-type="string" calcext:value-type="string">
            <text:p>t_rati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4005" calcext:value-type="float">
            <text:p>0.4005</text:p>
          </table:table-cell>
          <table:table-cell table:formula="of:=SUM([.B14]; [.C14])" office:value-type="float" office:value="0.5046" calcext:value-type="float">
            <text:p>0.5046</text:p>
          </table:table-cell>
          <table:table-cell office:value-type="float" office:value="3.8445" calcext:value-type="float">
            <text:p>3.844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301" calcext:value-type="float">
            <text:p>0.2301</text:p>
          </table:table-cell>
          <table:table-cell office:value-type="float" office:value="2.8044" calcext:value-type="float">
            <text:p>2.8044</text:p>
          </table:table-cell>
          <table:table-cell table:formula="of:=SUM([.B15]; [.C15])" office:value-type="float" office:value="3.0345" calcext:value-type="float">
            <text:p>3.0345</text:p>
          </table:table-cell>
          <table:table-cell office:value-type="float" office:value="12.1862" calcext:value-type="float">
            <text:p>12.186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686" calcext:value-type="float">
            <text:p>0.8686</text:p>
          </table:table-cell>
          <table:table-cell office:value-type="float" office:value="14.097" calcext:value-type="float">
            <text:p>14.097</text:p>
          </table:table-cell>
          <table:table-cell table:formula="of:=SUM([.B16]; [.C16])" office:value-type="float" office:value="14.9656" calcext:value-type="float">
            <text:p>14.9656</text:p>
          </table:table-cell>
          <table:table-cell office:value-type="float" office:value="16.2277" calcext:value-type="float">
            <text:p>16.22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338" calcext:value-type="float">
            <text:p>1.6338</text:p>
          </table:table-cell>
          <table:table-cell office:value-type="float" office:value="27.5713" calcext:value-type="float">
            <text:p>27.5713</text:p>
          </table:table-cell>
          <table:table-cell table:formula="of:=SUM([.B17]; [.C17])" office:value-type="float" office:value="29.2051" calcext:value-type="float">
            <text:p>29.2051</text:p>
          </table:table-cell>
          <table:table-cell office:value-type="float" office:value="16.8752" calcext:value-type="float">
            <text:p>16.8752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.4411" calcext:value-type="float">
            <text:p>2.4411</text:p>
          </table:table-cell>
          <table:table-cell office:value-type="float" office:value="41.1631" calcext:value-type="float">
            <text:p>41.1631</text:p>
          </table:table-cell>
          <table:table-cell table:formula="of:=SUM([.B18]; [.C18])" office:value-type="float" office:value="43.6042" calcext:value-type="float">
            <text:p>43.6042</text:p>
          </table:table-cell>
          <table:table-cell office:value-type="float" office:value="16.8622" calcext:value-type="float">
            <text:p>16.8622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3347" calcext:value-type="float">
            <text:p>3.3347</text:p>
          </table:table-cell>
          <table:table-cell office:value-type="float" office:value="55.0894" calcext:value-type="float">
            <text:p>55.0894</text:p>
          </table:table-cell>
          <table:table-cell table:formula="of:=SUM([.B19]; [.C19])" office:value-type="float" office:value="58.4241" calcext:value-type="float">
            <text:p>58.4241</text:p>
          </table:table-cell>
          <table:table-cell office:value-type="float" office:value="16.5196" calcext:value-type="float">
            <text:p>16.519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.0652" calcext:value-type="float">
            <text:p>5.0652</text:p>
          </table:table-cell>
          <table:table-cell office:value-type="float" office:value="82.9028" calcext:value-type="float">
            <text:p>82.9028</text:p>
          </table:table-cell>
          <table:table-cell table:formula="of:=SUM([.B20]; [.C20])" office:value-type="float" office:value="87.968" calcext:value-type="float">
            <text:p>87.968</text:p>
          </table:table-cell>
          <table:table-cell office:value-type="float" office:value="16.3668" calcext:value-type="float">
            <text:p>16.366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6637" calcext:value-type="float">
            <text:p>6.6637</text:p>
          </table:table-cell>
          <table:table-cell office:value-type="float" office:value="109.7188" calcext:value-type="float">
            <text:p>109.7188</text:p>
          </table:table-cell>
          <table:table-cell table:formula="of:=SUM([.B21]; [.C21])" office:value-type="float" office:value="116.3825" calcext:value-type="float">
            <text:p>116.3825</text:p>
          </table:table-cell>
          <table:table-cell office:value-type="float" office:value="16.4651" calcext:value-type="float">
            <text:p>16.465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.3926" calcext:value-type="float">
            <text:p>9.3926</text:p>
          </table:table-cell>
          <table:table-cell office:value-type="float" office:value="166.2128" calcext:value-type="float">
            <text:p>166.2128</text:p>
          </table:table-cell>
          <table:table-cell table:formula="of:=SUM([.B22]; [.C22])" office:value-type="float" office:value="175.6054" calcext:value-type="float">
            <text:p>175.6054</text:p>
          </table:table-cell>
          <table:table-cell office:value-type="float" office:value="17.696" calcext:value-type="float">
            <text:p>17.696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TrainingData</text:p>
          </table:table-cell>
          <table:table-cell office:value-type="string" calcext:value-type="string">
            <text:p>t_par_1 [s]</text:p>
          </table:table-cell>
          <table:table-cell office:value-type="string" calcext:value-type="string">
            <text:p>t_par_2 [s]</text:p>
          </table:table-cell>
          <table:table-cell office:value-type="string" calcext:value-type="string">
            <text:p>t_par_4 [s]</text:p>
          </table:table-cell>
          <table:table-cell office:value-type="string" calcext:value-type="string">
            <text:p>t_oh_2</text:p>
          </table:table-cell>
          <table:table-cell office:value-type="string" calcext:value-type="string">
            <text:p>t_oh_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669" calcext:value-type="float">
            <text:p>0.1669</text:p>
          </table:table-cell>
          <table:table-cell table:style-name="ce1" table:formula="of:=SUM([.C27];-[.B27]/2)" office:value-type="float" office:value="0.15455" calcext:value-type="float">
            <text:p>0.15455</text:p>
          </table:table-cell>
          <table:table-cell table:style-name="ce1" table:formula="of:=SUM([.D27];-[.B27]/4)" office:value-type="float" office:value="0.066775" calcext:value-type="float">
            <text:p>0.066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8044" calcext:value-type="float">
            <text:p>2.8044</text:p>
          </table:table-cell>
          <table:table-cell office:value-type="float" office:value="1.6794" calcext:value-type="float">
            <text:p>1.6794</text:p>
          </table:table-cell>
          <table:table-cell office:value-type="float" office:value="1.5853" calcext:value-type="float">
            <text:p>1.5853</text:p>
          </table:table-cell>
          <table:table-cell table:formula="of:=SUM([.C28];-[.B28]/2)" office:value-type="float" office:value="0.2772" calcext:value-type="float">
            <text:p>0.2772</text:p>
          </table:table-cell>
          <table:table-cell table:formula="of:=SUM([.D28];-[.B28]/4)" office:value-type="float" office:value="0.8842" calcext:value-type="float">
            <text:p>0.88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097" calcext:value-type="float">
            <text:p>14.097</text:p>
          </table:table-cell>
          <table:table-cell office:value-type="float" office:value="7.394" calcext:value-type="float">
            <text:p>7.394</text:p>
          </table:table-cell>
          <table:table-cell office:value-type="float" office:value="5.5658" calcext:value-type="float">
            <text:p>5.5658</text:p>
          </table:table-cell>
          <table:table-cell table:formula="of:=SUM([.C29];-[.B29]/2)" office:value-type="float" office:value="0.3455" calcext:value-type="float">
            <text:p>0.3455</text:p>
          </table:table-cell>
          <table:table-cell table:formula="of:=SUM([.D29];-[.B29]/4)" office:value-type="float" office:value="2.04155" calcext:value-type="float">
            <text:p>2.041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.5713" calcext:value-type="float">
            <text:p>27.5713</text:p>
          </table:table-cell>
          <table:table-cell office:value-type="float" office:value="14.4505" calcext:value-type="float">
            <text:p>14.4505</text:p>
          </table:table-cell>
          <table:table-cell office:value-type="float" office:value="10.6393" calcext:value-type="float">
            <text:p>10.6393</text:p>
          </table:table-cell>
          <table:table-cell table:formula="of:=SUM([.C30];-[.B30]/2)" office:value-type="float" office:value="0.66485" calcext:value-type="float">
            <text:p>0.66485</text:p>
          </table:table-cell>
          <table:table-cell table:formula="of:=SUM([.D30];-[.B30]/4)" office:value-type="float" office:value="3.746475" calcext:value-type="float">
            <text:p>3.746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.1631" calcext:value-type="float">
            <text:p>41.1631</text:p>
          </table:table-cell>
          <table:table-cell office:value-type="float" office:value="21.4927" calcext:value-type="float">
            <text:p>21.4927</text:p>
          </table:table-cell>
          <table:table-cell office:value-type="float" office:value="15.7373" calcext:value-type="float">
            <text:p>15.7373</text:p>
          </table:table-cell>
          <table:table-cell table:formula="of:=SUM([.C31];-[.B31]/2)" office:value-type="float" office:value="0.911149999999999" calcext:value-type="float">
            <text:p>0.91115</text:p>
          </table:table-cell>
          <table:table-cell table:formula="of:=SUM([.D31];-[.B31]/4)" office:value-type="float" office:value="5.446525" calcext:value-type="float">
            <text:p>5.4465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.0894" calcext:value-type="float">
            <text:p>55.0894</text:p>
          </table:table-cell>
          <table:table-cell office:value-type="float" office:value="28.49333" calcext:value-type="float">
            <text:p>28.49333</text:p>
          </table:table-cell>
          <table:table-cell office:value-type="float" office:value="21.1142" calcext:value-type="float">
            <text:p>21.1142</text:p>
          </table:table-cell>
          <table:table-cell table:formula="of:=SUM([.C32];-[.B32]/2)" office:value-type="float" office:value="0.948630000000001" calcext:value-type="float">
            <text:p>0.94863</text:p>
          </table:table-cell>
          <table:table-cell table:formula="of:=SUM([.D32];-[.B32]/4)" office:value-type="float" office:value="7.34185" calcext:value-type="float">
            <text:p>7.3418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.9028" calcext:value-type="float">
            <text:p>82.9028</text:p>
          </table:table-cell>
          <table:table-cell office:value-type="float" office:value="42.5309" calcext:value-type="float">
            <text:p>42.5309</text:p>
          </table:table-cell>
          <table:table-cell office:value-type="float" office:value="31.9745" calcext:value-type="float">
            <text:p>31.9745</text:p>
          </table:table-cell>
          <table:table-cell table:formula="of:=SUM([.C33];-[.B33]/2)" office:value-type="float" office:value="1.0795" calcext:value-type="float">
            <text:p>1.0795</text:p>
          </table:table-cell>
          <table:table-cell table:formula="of:=SUM([.D33];-[.B33]/4)" office:value-type="float" office:value="11.2488" calcext:value-type="float">
            <text:p>11.248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9.7188" calcext:value-type="float">
            <text:p>109.7188</text:p>
          </table:table-cell>
          <table:table-cell office:value-type="float" office:value="57.2012" calcext:value-type="float">
            <text:p>57.2012</text:p>
          </table:table-cell>
          <table:table-cell office:value-type="float" office:value="40.381" calcext:value-type="float">
            <text:p>40.381</text:p>
          </table:table-cell>
          <table:table-cell table:formula="of:=SUM([.C34];-[.B34]/2)" office:value-type="float" office:value="2.3418" calcext:value-type="float">
            <text:p>2.3418</text:p>
          </table:table-cell>
          <table:table-cell table:formula="of:=SUM([.D34];-[.B34]/4)" office:value-type="float" office:value="12.9513" calcext:value-type="float">
            <text:p>12.95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9:05:03.310987325</meta:creation-date>
    <dc:date>2018-05-18T10:28:19.758145950</dc:date>
    <meta:editing-duration>PT22M25S</meta:editing-duration>
    <meta:editing-cycles>2</meta:editing-cycles>
    <meta:generator>LibreOffice/5.1.6.2$Linux_X86_64 LibreOffice_project/10m0$Build-2</meta:generator>
    <meta:document-statistic meta:table-count="1" meta:cell-count="131" meta:object-count="0"/>
  </office:meta>
</office:document-meta>
</file>